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tyles.xml" manifest:media-type="text/xml"/>
  <manifest:file-entry manifest:full-path="Object 13/settings.xml" manifest:media-type="text/xml"/>
  <manifest:file-entry manifest:full-path="Object 13/" manifest:version="1.2" manifest:media-type="application/vnd.oasis.opendocument.graphics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outline1">
      <style:graphic-properties fo:min-height="5.326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1.194cm" fo:margin-right="0cm" fo:margin-top="0cm" fo:margin-bottom="0.203cm" fo:line-height="100%" fo:text-align="justify" fo:text-indent="0cm"/>
    </style:style>
    <style:style style:name="P8" style:family="paragraph">
      <style:paragraph-properties fo:line-height="150%" fo:text-align="justify"/>
    </style:style>
    <style:style style:name="P9" style:family="paragraph">
      <style:paragraph-properties fo:margin-left="1.194cm" fo:margin-right="0cm" fo:margin-top="0cm" fo:margin-bottom="0.203cm" fo:line-height="100%" fo:text-align="justify" fo:text-indent="0cm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1pt" style:font-size-complex="11pt"/>
    </style:style>
    <style:style style:name="T5" style:family="text">
      <style:text-properties style:text-position="-28% 58%" fo:font-size="18pt" style:font-size-asian="11pt" style:font-size-complex="11pt"/>
    </style:style>
    <style:style style:name="T6" style:family="text">
      <style:text-properties style:text-position="28% 58%" fo:font-size="18pt" style:font-size-asian="11pt" style:font-size-complex="11pt"/>
    </style:style>
    <style:style style:name="T7" style:family="text">
      <style:text-properties fo:color="#333333" style:text-outline="false" style:text-line-through-style="none" style:text-line-through-type="none" style:font-name="Albany" fo:font-size="18pt" fo:font-style="normal" fo:text-shadow="none" style:text-underline-style="none" fo:font-weight="normal" style:font-name-asian="標楷體2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Piezoelectricity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Piezoresistivity and piezoelectricity</text:p>
              </text:list-item>
              <text:list-item>
                <text:p>Electrical characterisitics</text:p>
              </text:list-item>
              <text:list-item>
                <text:p>Application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 presentation:user-transformed="true">
          <draw:text-box>
            <text:p>Resistivity – Ohm’s law</text:p>
          </draw:text-box>
        </draw:frame>
        <draw:frame presentation:style-name="pr8" draw:layer="layout" svg:width="13.296cm" svg:height="15.5cm" svg:x="0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Isotropic material</text:p>
              </text:list-item>
            </text:list>
          </draw:text-box>
        </draw:frame>
        <draw:frame draw:style-name="gr2" draw:text-style-name="P6" draw:layer="layout" svg:width="2.18cm" svg:height="1.974cm" svg:x="16.027cm" svg:y="6.2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6" draw:layer="layout" svg:width="7.932cm" svg:height="1.974cm" svg:x="15.649cm" svg:y="9.5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 presentation:user-transformed="true">
          <draw:text-box>
            <text:p>Resistivity – non-isotropic material</text:p>
          </draw:text-box>
        </draw:frame>
        <draw:frame presentation:style-name="pr8" draw:layer="layout" svg:width="13.296cm" svg:height="15.5cm" svg:x="0.5cm" svg:y="4cm" presentation:class="outline" presentation:user-transformed="true">
          <draw:text-box>
            <text:list text:style-name="L3">
              <text:list-item>
                <text:p>General non-isotropic material</text:p>
                <text:list>
                  <text:list-item>
                    <text:p>e.g., biological tissue</text:p>
                  </text:list-item>
                </text:list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8.934cm" svg:height="3.261cm" svg:x="14.537cm" svg:y="5.73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6" draw:layer="layout" svg:width="5.244cm" svg:height="1.717cm" svg:x="14.651cm" svg:y="10.34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 presentation:user-transformed="true">
          <draw:text-box>
            <text:p>Piezoresistivity</text:p>
          </draw:text-box>
        </draw:frame>
        <draw:frame presentation:style-name="pr9" draw:layer="layout" svg:width="24.95cm" svg:height="5.326cm" svg:x="0.5cm" svg:y="4cm" presentation:class="outline" presentation:user-transformed="true">
          <draw:text-box>
            <text:list text:style-name="L3">
              <text:list-item>
                <text:p>In material like silicon there is a mechanical stress related component of resistivity</text:p>
              </text:list-item>
              <text:list-item>
                <text:p>If there is stress (force/area) in direction <text:span text:style-name="T3">k</text:span> and a piezoresistive coefficient corresponding to normal and shear stresses, the effective electric field is:</text:p>
              </text:list-item>
            </text:list>
          </draw:text-box>
        </draw:frame>
        <draw:frame draw:style-name="gr2" draw:text-style-name="P6" draw:layer="layout" svg:width="14.049cm" svg:height="1.717cm" svg:x="4.274cm" svg:y="12.0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Polarization of charge in a dielectric and Mechanical stress in solids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Charge per unit area depends on the permittivity and the electric field</text:p>
              </text:list-item>
              <text:list-item>
                <text:p>Capacitance</text:p>
                <text:p/>
                <text:p/>
                <text:p/>
                <text:p/>
              </text:list-item>
              <text:list-item>
                <text:p>Stress in solids</text:p>
              </text:list-item>
            </text:list>
          </draw:text-box>
        </draw:frame>
        <draw:frame draw:style-name="gr2" draw:text-style-name="P6" draw:layer="layout" svg:width="2.773cm" svg:height="1.974cm" svg:x="16.322cm" svg:y="4.8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6" draw:layer="layout" svg:width="4.273cm" svg:height="1.973cm" svg:x="15.567cm" svg:y="8.3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6" draw:layer="layout" svg:width="5.573cm" svg:height="1.972cm" svg:x="15.859cm" svg:y="14.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 presentation:user-transformed="true">
          <draw:text-box>
            <text:p>Piezoelectricity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Stress causes additional charge separation </text:p>
                <text:p/>
                <text:p/>
                <text:p/>
                <text:p/>
              </text:list-item>
              <text:list-item>
                <text:p>Electric field causes additional strain</text:p>
              </text:list-item>
            </text:list>
          </draw:text-box>
        </draw:frame>
        <draw:frame draw:style-name="gr2" draw:text-style-name="P6" draw:layer="layout" svg:width="4.97cm" svg:height="1.976cm" svg:x="14.818cm" svg:y="5.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6" draw:layer="layout" svg:width="5.29cm" svg:height="1.988cm" svg:x="15.135cm" svg:y="11.7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or general non-isotropic piezoelectric material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Charge separation is affected by directional stress</text:p>
                <text:p/>
                <text:p/>
                <text:p/>
              </text:list-item>
              <text:list-item>
                <text:p>Strain is affected by directional electric field</text:p>
              </text:list-item>
            </text:list>
          </draw:text-box>
        </draw:frame>
        <draw:frame draw:style-name="gr2" draw:text-style-name="P6" draw:layer="layout" svg:width="9.606cm" svg:height="1.736cm" svg:x="13.615cm" svg:y="5.49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6" draw:layer="layout" svg:width="8.85cm" svg:height="1.758cm" svg:x="13.56cm" svg:y="10.3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ical Equivalent of Piezoelectric crystal</text:p>
          </draw:text-box>
        </draw:frame>
        <draw:frame draw:style-name="gr3" draw:text-style-name="P6" draw:layer="layout" svg:width="18.034cm" svg:height="5.08cm" svg:x="4.34cm" svg:y="4.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6" draw:layer="layout" svg:width="11.146cm" svg:height="1.984cm" svg:x="6.899cm" svg:y="13.3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xample</text:p>
          </draw:text-box>
        </draw:frame>
        <draw:frame presentation:style-name="pr8" draw:text-style-name="P9" draw:layer="layout" svg:width="14.524cm" svg:height="15.5cm" svg:x="0.5cm" svg:y="4cm" presentation:class="outline" presentation:user-transformed="true">
          <draw:text-box>
            <text:p text:style-name="P7"><text:span text:style-name="T4">Ammonium Dihydrogen Phosphate (ADP): d</text:span><text:span text:style-name="T5">p-36</text:span><text:span text:style-name="T4"> = 24 x 10</text:span><text:span text:style-name="T6">-12</text:span><text:span text:style-name="T4"> Coulombs/Newton</text:span></text:p>
            <text:p text:style-name="P7"><text:span text:style-name="T4">(i) dimensions: l=10mm, b=10mm, h=10mm </text:span></text:p>
            <text:p text:style-name="P7"><text:span text:style-name="T4">Applied voltage of 1000V.</text:span></text:p>
            <text:p text:style-name="P7"><text:span text:style-name="T4"/></text:p>
            <text:p text:style-name="P7"><text:span text:style-name="T7">Applied stress is zero, and the electric potential is applied in z-direction (direction 3).Deflection is a shear about the z-axis (direction 6)</text:span></text:p>
            <text:p text:style-name="P7"><text:span text:style-name="T7"/></text:p>
            <text:p text:style-name="P7"><text:span text:style-name="T7">The resulting strain is: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(ii) dimensions: l=1mm, b=10mm, h=10mm </text:span></text:p>
            <text:p text:style-name="P8"><text:span text:style-name="T7"/></text:p>
          </draw:text-box>
        </draw:frame>
        <draw:frame draw:style-name="gr2" draw:text-style-name="P6" draw:layer="layout" svg:width="6.017cm" svg:height="1.799cm" svg:x="17.425cm" svg:y="5.0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6" draw:layer="layout" svg:width="8.624cm" svg:height="3.194cm" svg:x="15.54cm" svg:y="10.2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6" draw:layer="layout" svg:width="9.35cm" svg:height="1.108cm" svg:x="15.635cm" svg:y="15.63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echanical resonance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Beam with mass, elasticity and damping</text:p>
              </text:list-item>
              <text:list-item>
                <text:p>Exchange of energy between mass and elastic spring</text:p>
                <text:p/>
              </text:list-item>
              <text:list-item>
                <text:p>Velocity of sound in a solid</text:p>
                <text:p/>
              </text:list-item>
              <text:list-item>
                <text:p>Oscillation of a beam with a half-wave</text:p>
                <text:p>(both ends fixed)</text:p>
              </text:list-item>
            </text:list>
          </draw:text-box>
        </draw:frame>
        <draw:frame draw:style-name="gr2" draw:text-style-name="P6" draw:layer="layout" svg:width="3.271cm" svg:height="1.727cm" svg:x="14.619cm" svg:y="11.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6" draw:layer="layout" svg:width="8.616cm" svg:height="2.108cm" svg:x="15.445cm" svg:y="15.7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6" draw:layer="layout" svg:width="5.901cm" svg:height="1.839cm" svg:x="15.16cm" svg:y="4.30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6" draw:layer="layout" svg:width="5.76cm" svg:height="2.793cm" svg:x="15.299cm" svg:y="6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xample 1</text:p>
          </draw:text-box>
        </draw:frame>
        <draw:frame presentation:style-name="pr8" draw:layer="layout" svg:width="14.871cm" svg:height="15.5cm" svg:x="0.5cm" svg:y="4cm" presentation:class="outline" presentation:user-transformed="true">
          <draw:text-box>
            <text:list text:style-name="L3">
              <text:list-item>
                <text:p>Quartz:</text:p>
                <text:list>
                  <text:list-item>
                    <text:p>Speed of sound=5800m/s</text:p>
                  </text:list-item>
                </text:list>
              </text:list-item>
              <text:list-item>
                <text:p>Beam of length:</text:p>
                <text:list>
                  <text:list-item>
                    <text:p>l=1mm for full wavelength</text:p>
                  </text:list-item>
                  <text:list-item>
                    <text:p>L=0.5mm for half wave</text:p>
                  </text:list-item>
                  <text:list-item>
                    <text:p>L=0.25 for quarter wave</text:p>
                  </text:list-item>
                </text:list>
              </text:list-item>
              <text:list-item>
                <text:p>Frequency of oscillation</text:p>
                <text:list>
                  <text:list-item>
                    <text:p>5.8MH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3">
        <draw:frame presentation:style-name="pr4" draw:layer="layout" svg:width="25cm" svg:height="2.163cm" svg:x="0.5cm" svg:y="0.837cm" presentation:class="title">
          <draw:text-box>
            <text:p>Output Impedance of a piezoelectric crystal</text:p>
          </draw:text-box>
        </draw:frame>
        <draw:frame presentation:style-name="pr8" draw:layer="layout" svg:width="14.871cm" svg:height="15.5cm" svg:x="0.5cm" svg:y="4cm" presentation:class="outline" presentation:user-transformed="true">
          <draw:text-box>
            <text:list text:style-name="L3">
              <text:list-item>
                <text:p>Mechanical impedance of the crystal</text:p>
                <text:p/>
                <text:p/>
                <text:p/>
              </text:list-item>
              <text:list-item>
                <text:p>If the end has zero force, then the mechanical impedance is zero (short circuit)</text:p>
              </text:list-item>
              <text:list-item>
                <text:p>If the end has zero velocity, then th mechanical impedance is infinity (open circuit)</text:p>
              </text:list-item>
            </text:list>
          </draw:text-box>
        </draw:frame>
        <draw:frame draw:style-name="gr2" draw:text-style-name="P6" draw:layer="layout" svg:width="6.448cm" svg:height="1.973cm" svg:x="16.094cm" svg:y="4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5.159cm" svg:height="2.052cm" svg:x="15.654cm" svg:y="10.5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2.686cm" svg:height="1.05cm" svg:x="16.789cm" svg:y="15.12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6" draw:layer="layout" svg:width="4.774cm" svg:height="1.051cm" svg:x="16.031cm" svg:y="6.52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3">
        <draw:frame presentation:style-name="pr4" draw:layer="layout" svg:width="25cm" svg:height="2.163cm" svg:x="0.5cm" svg:y="0.837cm" presentation:class="title">
          <draw:text-box>
            <text:p>Reflection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Reflectivity</text:p>
              </text:list-item>
            </text:list>
          </draw:text-box>
        </draw:frame>
        <draw:frame draw:style-name="gr2" draw:text-style-name="P6" draw:layer="layout" svg:width="4.003cm" svg:height="2.244cm" svg:x="15.19cm" svg:y="5.95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draw:frame presentation:style-name="pr4" draw:layer="layout" svg:width="25cm" svg:height="2.163cm" svg:x="0.5cm" svg:y="0.837cm" presentation:class="title">
          <draw:text-box>
            <text:p>Applications of Piezoelectric crystals</text:p>
          </draw:text-box>
        </draw:frame>
        <draw:frame presentation:style-name="pr5" draw:layer="layout" svg:width="25cm" svg:height="15.5cm" svg:x="0.5cm" svg:y="4cm" presentation:class="outline">
          <draw:text-box>
            <text:list text:style-name="L3">
              <text:list-item>
                <text:p>Ultrasound</text:p>
                <text:list>
                  <text:list-item>
                    <text:p>Transit time measurement of distance</text:p>
                  </text:list-item>
                  <text:list-item>
                    <text:p>Doppler measurement of mo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4T32">
        <draw:frame presentation:style-name="pr10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2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2" fo:font-size="20pt" style:font-name-asian="標楷體2" style:font-size-asian="18pt" style:font-size-complex="18pt"/>
    </style:style>
    <style:style style:name="MT6" style:family="text">
      <style:text-properties fo:color="#4c4c4c" style:font-name="Arial2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1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1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1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55</meta:editing-cycles>
    <meta:editing-duration>PT12H36M1S</meta:editing-duration>
    <meta:initial-creator>Suresh Devasahayam</meta:initial-creator>
    <dc:date>2021-02-08T17:58:28.228000000</dc:date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Z</mi>
          <mi>o</mi>
        </msub>
        <mo stretchy="false">=</mo>
        <mfrac>
          <mi>Y</mi>
          <mi>u</mi>
        </mfrac>
        <mo stretchy="false">=</mo>
        <msqrt>
          <mrow>
            <mi>ρ</mi>
            <mi>Y</mi>
          </mrow>
        </msqrt>
        <mo stretchy="false">=</mo>
        <mi>ρ</mi>
      </mrow>
      <mi>u</mi>
    </mrow>
    <annotation encoding="StarMath 5.0">Z_o = Y over u = sqrt {%rho Y} = %rho u</annotation>
  </semantics>
</math>
</file>

<file path=Object 10/content.xml><?xml version="1.0" encoding="utf-8"?>
<math xmlns="http://www.w3.org/1998/Math/MathML" display="block">
  <semantics>
    <mrow>
      <mrow>
        <mi>ϕ</mi>
        <mo stretchy="false">=</mo>
        <mfrac>
          <mrow>
            <mi mathvariant="normal">Δ</mi>
            <mi>f</mi>
          </mrow>
          <mi>A</mi>
        </mfrac>
        <mo stretchy="false">=</mo>
        <mi>Y</mi>
      </mrow>
      <mfrac>
        <mrow>
          <mi mathvariant="normal">Δ</mi>
          <mi>l</mi>
        </mrow>
        <mi>l</mi>
      </mfrac>
    </mrow>
    <annotation encoding="StarMath 5.0">{%phi}={%DELTA f} over {A} = Y {%DELTA l} over l</annotation>
  </semantics>
</math>
</file>

<file path=Object 11/content.xml><?xml version="1.0" encoding="utf-8"?>
<math xmlns="http://www.w3.org/1998/Math/MathML" display="block">
  <semantics>
    <mrow>
      <mrow>
        <mfrac>
          <mi>Q</mi>
          <mi>A</mi>
        </mfrac>
        <mo stretchy="false">=</mo>
        <msub>
          <mi>P</mi>
          <mi>i</mi>
        </msub>
        <mo stretchy="false">=</mo>
        <mrow>
          <munder>
            <mo stretchy="false">∑</mo>
            <mrow>
              <mrow>
                <mi>j</mi>
                <mo stretchy="false">=</mo>
                <mn>1.</mn>
              </mrow>
              <mn>..3</mn>
            </mrow>
          </munder>
          <msub>
            <mi>ϵ</mi>
            <mi mathvariant="italic">ij</mi>
          </msub>
        </mrow>
      </mrow>
      <mrow>
        <msub>
          <mi>E</mi>
          <mi>j</mi>
        </msub>
        <mo stretchy="false">+</mo>
        <mrow>
          <munder>
            <mo stretchy="false">∑</mo>
            <mrow>
              <mrow>
                <mi>m</mi>
                <mo stretchy="false">=</mo>
                <mn>1.</mn>
              </mrow>
              <mn>..6</mn>
            </mrow>
          </munder>
          <msub>
            <mi>d</mi>
            <mrow>
              <mi>i</mi>
              <mi>m</mi>
            </mrow>
          </msub>
        </mrow>
      </mrow>
      <msub>
        <mi>ϕ</mi>
        <mi>m</mi>
      </msub>
    </mrow>
    <annotation encoding="StarMath 5.0">Q over A = P_i = sum from {j=1...3} %epsilon_ij E_j + sum from {m=1...6} d_{i m} %phi_m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normal">Δ</mi>
            <mi>l</mi>
          </mrow>
          <mi>l</mi>
        </mfrac>
        <mo stretchy="false">=</mo>
        <mrow>
          <mrow>
            <mrow>
              <munder>
                <mo stretchy="false">∑</mo>
                <mrow>
                  <mrow>
                    <mi>m</mi>
                    <mo stretchy="false">=</mo>
                    <mn>1.</mn>
                  </mrow>
                  <mn>..6</mn>
                </mrow>
              </munder>
              <msub>
                <mi>ϕ</mi>
                <mi>i</mi>
              </msub>
            </mrow>
            <mo stretchy="false">⋅</mo>
            <mfrac>
              <mn>1</mn>
              <msub>
                <mi>Y</mi>
                <mrow>
                  <mi>i</mi>
                  <mi>m</mi>
                </mrow>
              </msub>
            </mfrac>
          </mrow>
          <mo stretchy="false">+</mo>
          <mrow>
            <munder>
              <mo stretchy="false">∑</mo>
              <mrow>
                <mrow>
                  <mi>j</mi>
                  <mo stretchy="false">=</mo>
                  <mn>1.</mn>
                </mrow>
                <mn>..3</mn>
              </mrow>
            </munder>
            <msub>
              <mi>d</mi>
              <mi mathvariant="italic">ij</mi>
            </msub>
          </mrow>
        </mrow>
      </mrow>
      <msub>
        <mi>E</mi>
        <mi>i</mi>
      </msub>
    </mrow>
    <annotation encoding="StarMath 5.0">{%DELTA l} over l = sum from{m=1...6} %phi_i cdot {1 over Y_{i m}} + sum from {j=1...3} d_ij E_i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9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76cm" svg:height="0.845cm" svg:x="6.987cm" svg:y="3.864cm">
          <draw:text-box>
            <text:p><text:span text:style-name="T1">C</text:span><text:span text:style-name="T2">o</text:span></text:p>
          </draw:text-box>
        </draw:frame>
        <draw:g>
          <draw:ellipse draw:style-name="gr2" draw:text-style-name="P2" draw:layer="layout" svg:width="0.794cm" svg:height="0.767cm" svg:x="4.525cm" svg:y="3.81cm">
            <text:p/>
          </draw:ellipse>
          <draw:frame draw:style-name="gr3" draw:text-style-name="P3" draw:layer="layout" svg:width="0.712cm" svg:height="0.819cm" svg:x="4.579cm" svg:y="3.864cm">
            <draw:text-box>
              <text:p><text:span text:style-name="T3">~</text:span></text:p>
            </draw:text-box>
          </draw:frame>
        </draw:g>
        <draw:polyline draw:style-name="gr4" draw:text-style-name="P2" draw:layer="layout" svg:width="3.068cm" svg:height="0.475cm" svg:x="4.895cm" svg:y="4.578cm" svg:viewBox="0 0 3069 476" draw:points="3069,475 2910,476 0,476 0,0">
          <text:p/>
        </draw:polyline>
        <draw:polyline draw:style-name="gr4" draw:text-style-name="P2" draw:layer="layout" svg:width="3.121cm" svg:height="0.423cm" svg:x="4.895cm" svg:y="3.386cm" svg:viewBox="0 0 3122 424" draw:points="3122,0 0,0 0,424">
          <text:p/>
        </draw:polyline>
        <draw:g>
          <draw:line draw:style-name="gr5" draw:text-style-name="P4" draw:layer="layout" svg:x1="6.376cm" svg:y1="4.095cm" svg:x2="6.932cm" svg:y2="4.095cm">
            <text:p/>
          </draw:line>
          <draw:line draw:style-name="gr5" draw:text-style-name="P4" draw:layer="layout" svg:x1="6.376cm" svg:y1="4.295cm" svg:x2="6.932cm" svg:y2="4.295cm">
            <text:p/>
          </draw:line>
        </draw:g>
        <draw:line draw:style-name="gr6" draw:text-style-name="P4" draw:layer="layout" svg:x1="6.641cm" svg:y1="4.101cm" svg:x2="6.641cm" svg:y2="3.386cm">
          <text:p/>
        </draw:line>
        <draw:line draw:style-name="gr6" draw:text-style-name="P4" draw:layer="layout" svg:x1="6.641cm" svg:y1="4.313cm" svg:x2="6.641cm" svg:y2="5.053cm">
          <text:p/>
        </draw:line>
        <draw:frame draw:style-name="gr7" draw:text-style-name="P1" draw:layer="layout" svg:width="1.137cm" svg:height="0.95cm" svg:x="3.625cm" svg:y="3.839cm">
          <draw:text-box>
            <text:p><text:span text:style-name="T1">q</text:span><text:span text:style-name="T4">(</text:span><text:span text:style-name="T1">t</text:span><text:span text:style-name="T4">)</text:span>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math xmlns="http://www.w3.org/1998/Math/MathML" display="block">
  <semantics>
    <mrow>
      <mi mathvariant="normal">Δ</mi>
      <mi>Q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d</mi>
            <mi>p</mi>
          </msub>
          <mo stretchy="false">⋅</mo>
          <mi>F</mi>
        </mrow>
      </mrow>
      <mrow>
        <mo fence="true" stretchy="false">(</mo>
        <mrow>
          <mi>t</mi>
        </mrow>
        <mo fence="true" stretchy="false">)</mo>
      </mrow>
      <mspace width="2em"/>
      <mi>,</mi>
      <mspace width="8em"/>
      <mrow>
        <msub>
          <mi>C</mi>
          <mi>o</mi>
        </msub>
        <mo stretchy="false">=</mo>
        <mi mathvariant="normal">ϵ</mi>
      </mrow>
      <mfrac>
        <mi mathvariant="italic">bl</mi>
        <mi>h</mi>
      </mfrac>
    </mrow>
    <annotation encoding="StarMath 5.0">%DELTA Q(t) = d_p cdot F(t) ~,~~~~ C_o = %epsilon {bl} over h</annotation>
  </semantics>
</math>
</file>

<file path=Object 15/content.xml><?xml version="1.0" encoding="utf-8"?>
<math xmlns="http://www.w3.org/1998/Math/MathML" display="block">
  <semantics>
    <mrow>
      <mrow>
        <mi mathvariant="italic">Strain</mi>
        <mo stretchy="false">=</mo>
        <mrow>
          <mfrac>
            <mi mathvariant="normal">ϕ</mi>
            <mi>Y</mi>
          </mfrac>
          <mo stretchy="false">+</mo>
          <msub>
            <mi>d</mi>
            <mi>p</mi>
          </msub>
        </mrow>
      </mrow>
      <mi>E</mi>
    </mrow>
    <annotation encoding="StarMath 5.0">Strain = %phi over Y + d_p E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i>i</mi>
              </mrow>
              <mo fence="true" stretchy="false">)</mo>
            </mrow>
            <mrow>
              <mi mathvariant="italic">strain</mi>
              <mo stretchy="false">=</mo>
              <mrow>
                <mn>24</mn>
                <mo stretchy="false">⋅</mo>
                <msup>
                  <mn>10</mn>
                  <mrow>
                    <mo stretchy="false">−</mo>
                    <mn>12</mn>
                  </mrow>
                </msup>
              </mrow>
            </mrow>
            <mfrac>
              <mn>1000</mn>
              <msup>
                <mn>10</mn>
                <mrow>
                  <mo stretchy="false">−</mo>
                  <mn>2</mn>
                </mrow>
              </msup>
            </mfrac>
          </mrow>
        </mtd>
      </mtr>
      <mtr>
        <mtd>
          <mrow>
            <mrow>
              <mspace width="2em"/>
              <mo stretchy="false">=</mo>
              <mrow>
                <mn>24</mn>
                <mo stretchy="false">⋅</mo>
                <msup>
                  <mn>10</mn>
                  <mrow>
                    <mo stretchy="false">−</mo>
                    <mn>7</mn>
                  </mrow>
                </msup>
              </mrow>
            </mrow>
            <mi mathvariant="italic">radians</mi>
          </mrow>
        </mtd>
      </mtr>
    </mtable>
    <annotation encoding="StarMath 5.0">(i) strain =24 cdot 10^{-12} 1000 over {10^-2} newline 
~= 24 cdot 10^{-7} radians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i mathvariant="italic">ii</mi>
        </mrow>
        <mo fence="true" stretchy="false">)</mo>
      </mrow>
      <mrow>
        <mi mathvariant="italic">strain</mi>
        <mo stretchy="false">=</mo>
        <mrow>
          <mn>24</mn>
          <mo stretchy="false">⋅</mo>
          <msup>
            <mn>10</mn>
            <mrow>
              <mo stretchy="false">−</mo>
              <mn>6</mn>
            </mrow>
          </msup>
        </mrow>
      </mrow>
      <mi mathvariant="italic">radians</mi>
    </mrow>
    <annotation encoding="StarMath 5.0">(ii) strain = 24 cdot 10^{-6} radians</annotation>
  </semantics>
</math>
</file>

<file path=Object 18/content.xml><?xml version="1.0" encoding="utf-8"?>
<math xmlns="http://www.w3.org/1998/Math/MathML" display="block">
  <semantics>
    <mrow>
      <mi>u</mi>
      <mrow>
        <mspace width="2em"/>
        <mo stretchy="false">=</mo>
        <mspace width="2em"/>
      </mrow>
      <msqrt>
        <mrow>
          <mspace width="2em"/>
          <mfrac>
            <mi>Y</mi>
            <mi>ρ</mi>
          </mfrac>
        </mrow>
      </msqrt>
    </mrow>
    <annotation encoding="StarMath 5.0">u~=~ sqrt{~ Y over %rho}
</annotation>
  </semantics>
</math>
</file>

<file path=Object 19/content.xml><?xml version="1.0" encoding="utf-8"?>
<math xmlns="http://www.w3.org/1998/Math/MathML" display="block">
  <semantics>
    <mrow>
      <mrow>
        <mi>l</mi>
        <mo stretchy="false">=</mo>
        <mfrac>
          <mi>λ</mi>
          <mn>2</mn>
        </mfrac>
        <mo stretchy="false">=</mo>
        <mfrac>
          <mi>u</mi>
          <mrow>
            <mn>2</mn>
            <msub>
              <mi>f</mi>
              <mi>r</mi>
            </msub>
          </mrow>
        </mfrac>
      </mrow>
      <mspace width="2em"/>
      <mi>,</mi>
      <mspace width="6em"/>
      <mrow>
        <msub>
          <mi>f</mi>
          <mi>r</mi>
        </msub>
        <mo stretchy="false">=</mo>
        <mfrac>
          <mi>u</mi>
          <mrow>
            <mn>2</mn>
            <mi>l</mi>
          </mrow>
        </mfrac>
      </mrow>
    </mrow>
    <annotation encoding="StarMath 5.0">l= %lambda over 2 = u over {2 f_r}~, ~~~ f_r = u over {2 l}</annotation>
  </semantics>
</math>
</file>

<file path=Object 2/content.xml><?xml version="1.0" encoding="utf-8"?>
<math xmlns="http://www.w3.org/1998/Math/MathML" display="block">
  <semantics>
    <mrow>
      <msub>
        <mi>Z</mi>
        <mi>o</mi>
      </msub>
      <mo stretchy="false">=</mo>
      <mfrac>
        <mi mathvariant="italic">Stress</mi>
        <mrow>
          <mrow>
            <mo fence="true" stretchy="false">(</mo>
            <mrow>
              <mi mathvariant="italic">strain</mi>
            </mrow>
            <mo fence="true" stretchy="false">)</mo>
          </mrow>
          <mo stretchy="false">⋅</mo>
          <mi>u</mi>
        </mrow>
      </mfrac>
    </mrow>
    <annotation encoding="StarMath 5.0">Z_o = Stress over {(strain) cdot u}</annotation>
  </semantics>
</math>
</file>

<file path=Object 20/content.xml><?xml version="1.0" encoding="utf-8"?>
<math xmlns="http://www.w3.org/1998/Math/MathML" display="block">
  <semantics>
    <mrow>
      <mfrac>
        <mrow>
          <mi>X</mi>
          <mrow>
            <mo fence="true" stretchy="false">(</mo>
            <mrow>
              <mi>s</mi>
            </mrow>
            <mo fence="true" stretchy="false">)</mo>
          </mrow>
        </mrow>
        <mrow>
          <mi>F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i>A</mi>
        <mrow>
          <mrow>
            <msup>
              <mi mathvariant="italic">ms</mi>
              <mn>2</mn>
            </msup>
            <mo stretchy="false">+</mo>
            <mi>B</mi>
          </mrow>
          <mrow>
            <mi>s</mi>
            <mo stretchy="false">+</mo>
            <mi>K</mi>
          </mrow>
        </mrow>
      </mfrac>
    </mrow>
    <annotation encoding="StarMath 5.0">{X (s)} over {F (s)}= A over {ms^2 +B s + K}</annotation>
  </semantics>
</math>
</file>

<file path=Object 21/content.xml><?xml version="1.0" encoding="utf-8"?>
<math xmlns="http://www.w3.org/1998/Math/MathML" display="block">
  <semantics>
    <mrow>
      <mfrac>
        <mrow>
          <mi>X</mi>
          <mrow>
            <mo fence="true" stretchy="false">(</mo>
            <mrow>
              <mi>s</mi>
            </mrow>
            <mo fence="true" stretchy="false">)</mo>
          </mrow>
        </mrow>
        <mrow>
          <mi>F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i>A</mi>
        <mrow>
          <mrow>
            <mfrac>
              <msup>
                <mi>s</mi>
                <mn>2</mn>
              </msup>
              <msubsup>
                <mi mathvariant="normal">ω</mi>
                <mi>c</mi>
                <mn>2</mn>
              </msubsup>
            </mfrac>
            <mo stretchy="false">+</mo>
            <mfrac>
              <mrow>
                <mn>2</mn>
                <mi mathvariant="normal">ζ</mi>
              </mrow>
              <msub>
                <mi mathvariant="normal">ω</mi>
                <mi>c</mi>
              </msub>
            </mfrac>
          </mrow>
          <mrow>
            <mi>s</mi>
            <mo stretchy="false">+</mo>
            <mn>1</mn>
          </mrow>
        </mrow>
      </mfrac>
    </mrow>
    <annotation encoding="StarMath 5.0">{X(s)} over {F(s)}=A over { s^2 over %omega_c ^2 + {2 %zeta} over %omega_c s  + 1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E</mi>
                <mn>1</mn>
              </msub>
              <mo stretchy="false">=</mo>
              <msub>
                <mi>ρ</mi>
                <mn>11</mn>
              </msub>
            </mrow>
            <mrow>
              <msub>
                <mi>J</mi>
                <mn>1</mn>
              </msub>
              <mo stretchy="false">+</mo>
              <msub>
                <mi>ρ</mi>
                <mn>12</mn>
              </msub>
            </mrow>
            <mrow>
              <msub>
                <mi>J</mi>
                <mn>2</mn>
              </msub>
              <mo stretchy="false">+</mo>
              <msub>
                <mi>ρ</mi>
                <mn>13</mn>
              </msub>
            </mrow>
            <msub>
              <mi>J</mi>
              <mn>3</mn>
            </msub>
          </mrow>
        </mtd>
      </mtr>
      <mtr>
        <mtd>
          <mrow>
            <mrow>
              <msub>
                <mi>E</mi>
                <mn>2</mn>
              </msub>
              <mo stretchy="false">=</mo>
              <msub>
                <mi>ρ</mi>
                <mn>21</mn>
              </msub>
            </mrow>
            <mrow>
              <msub>
                <mi>J</mi>
                <mn>1</mn>
              </msub>
              <mo stretchy="false">+</mo>
              <msub>
                <mi>ρ</mi>
                <mn>22</mn>
              </msub>
            </mrow>
            <mrow>
              <msub>
                <mi>J</mi>
                <mn>2</mn>
              </msub>
              <mo stretchy="false">+</mo>
              <msub>
                <mi>ρ</mi>
                <mn>23</mn>
              </msub>
            </mrow>
            <msub>
              <mi>J</mi>
              <mn>3</mn>
            </msub>
          </mrow>
        </mtd>
      </mtr>
      <mtr>
        <mtd>
          <mrow>
            <mrow>
              <msub>
                <mi>E</mi>
                <mn>3</mn>
              </msub>
              <mo stretchy="false">=</mo>
              <msub>
                <mi>ρ</mi>
                <mn>31</mn>
              </msub>
            </mrow>
            <mrow>
              <msub>
                <mi>J</mi>
                <mn>1</mn>
              </msub>
              <mo stretchy="false">+</mo>
              <msub>
                <mi>ρ</mi>
                <mn>32</mn>
              </msub>
            </mrow>
            <mrow>
              <msub>
                <mi>J</mi>
                <mn>2</mn>
              </msub>
              <mo stretchy="false">+</mo>
              <msub>
                <mi>ρ</mi>
                <mn>33</mn>
              </msub>
            </mrow>
            <msub>
              <mi>J</mi>
              <mn>3</mn>
            </msub>
          </mrow>
        </mtd>
      </mtr>
    </mtable>
    <annotation encoding="StarMath 5.0">E_1 = %rho_11 J_1 + %rho_12 J_2 + %rho_13 J_3 newline
E_2 = %rho_21 J_1 + %rho_22 J_2 + %rho_23 J_3 newline
E_3 = %rho_31 J_1 + %rho_32 J_2 + %rho_33 J_3</annotation>
  </semantics>
</math>
</file>

<file path=Object 23/content.xml><?xml version="1.0" encoding="utf-8"?>
<math xmlns="http://www.w3.org/1998/Math/MathML" display="block">
  <semantics>
    <mrow>
      <mrow>
        <msub>
          <mi>E</mi>
          <mi>i</mi>
        </msub>
        <mo stretchy="false">=</mo>
        <mrow>
          <munder>
            <mo stretchy="false">∑</mo>
            <mrow>
              <mi>j</mi>
              <mo stretchy="false">=</mo>
              <mn>1,2,3</mn>
            </mrow>
          </munder>
          <msub>
            <mi>ρ</mi>
            <mi mathvariant="italic">ij</mi>
          </msub>
        </mrow>
      </mrow>
      <msub>
        <mi>J</mi>
        <mi>j</mi>
      </msub>
    </mrow>
    <annotation encoding="StarMath 5.0">E_i = sum from{j=1,2,3} %rho_{ij} J_j</annotation>
  </semantics>
</math>
</file>

<file path=Object 24/content.xml><?xml version="1.0" encoding="utf-8"?>
<math xmlns="http://www.w3.org/1998/Math/MathML" display="block">
  <semantics>
    <mrow>
      <mrow>
        <msub>
          <mi>Z</mi>
          <mi>o</mi>
        </msub>
        <mo stretchy="false">=</mo>
        <mi>ρ</mi>
      </mrow>
      <mi>u</mi>
    </mrow>
    <annotation encoding="StarMath 5.0">Z_o = %rho u</annotation>
  </semantics>
</math>
</file>

<file path=Object 25/content.xml><?xml version="1.0" encoding="utf-8"?>
<math xmlns="http://www.w3.org/1998/Math/MathML" display="block">
  <semantics>
    <mrow>
      <mrow>
        <mi mathvariant="italic">Stress</mi>
        <mo stretchy="false">=</mo>
        <mi>k</mi>
      </mrow>
      <msub>
        <mi>Z</mi>
        <mi>o</mi>
      </msub>
      <mi>u</mi>
    </mrow>
    <annotation encoding="StarMath 5.0">Stress = k Z_o u</annotation>
  </semantics>
</math>
</file>

<file path=Object 26/content.xml><?xml version="1.0" encoding="utf-8"?>
<math xmlns="http://www.w3.org/1998/Math/MathML" display="block">
  <semantics>
    <mrow>
      <mi>R</mi>
      <mo stretchy="false">=</mo>
      <mfrac>
        <mrow>
          <msub>
            <mi>Z</mi>
            <mn>2</mn>
          </msub>
          <mo stretchy="false">−</mo>
          <msub>
            <mi>Z</mi>
            <mn>1</mn>
          </msub>
        </mrow>
        <mrow>
          <msub>
            <mi>Z</mi>
            <mn>2</mn>
          </msub>
          <mo stretchy="false">+</mo>
          <msub>
            <mi>Z</mi>
            <mn>1</mn>
          </msub>
        </mrow>
      </mfrac>
    </mrow>
    <annotation encoding="StarMath 5.0">R={ Z_2 - Z_1 } over { Z_2+Z_1 }</annotation>
  </semantics>
</math>
</file>

<file path=Object 3/content.xml><?xml version="1.0" encoding="utf-8"?>
<math xmlns="http://www.w3.org/1998/Math/MathML" display="block">
  <semantics>
    <mrow>
      <mfrac>
        <mi>E</mi>
        <mi>J</mi>
      </mfrac>
      <mo stretchy="false">=</mo>
      <mi>ρ</mi>
    </mrow>
    <annotation encoding="StarMath 5.0">E over J = %rho</annotation>
  </semantics>
</math>
</file>

<file path=Object 4/content.xml><?xml version="1.0" encoding="utf-8"?>
<math xmlns="http://www.w3.org/1998/Math/MathML" display="block">
  <semantics>
    <mrow>
      <mrow>
        <mfrac>
          <mrow>
            <mi>V</mi>
            <mo stretchy="false">/</mo>
            <mi>l</mi>
          </mrow>
          <mrow>
            <mi>I</mi>
            <mo stretchy="false">/</mo>
            <mi>A</mi>
          </mrow>
        </mfrac>
        <mo stretchy="false">=</mo>
        <mi>ρ</mi>
      </mrow>
      <mspace width="2em"/>
      <mi>,</mi>
      <mrow>
        <mfrac>
          <mi>V</mi>
          <mi>I</mi>
        </mfrac>
        <mo stretchy="false">=</mo>
        <mi>ρ</mi>
      </mrow>
      <mrow>
        <mfrac>
          <mi>l</mi>
          <mi>A</mi>
        </mfrac>
        <mo stretchy="false">=</mo>
        <mi>R</mi>
      </mrow>
    </mrow>
    <annotation encoding="StarMath 5.0">{V/l} over {I/A}=%rho~, V over I = %rho l over A=R</annotation>
  </semantics>
</math>
</file>

<file path=Object 5/content.xml><?xml version="1.0" encoding="utf-8"?>
<math xmlns="http://www.w3.org/1998/Math/MathML" display="block">
  <semantics>
    <mrow>
      <msub>
        <mi>E</mi>
        <mi>i</mi>
      </msub>
      <mrow>
        <mspace width="2em"/>
        <mo stretchy="false">=</mo>
        <mrow>
          <munder>
            <mo stretchy="false">∑</mo>
            <mrow>
              <mi>j</mi>
              <mo stretchy="false">=</mo>
              <mn>1,2,3</mn>
            </mrow>
          </munder>
          <msub>
            <mi mathvariant="normal">ρ</mi>
            <mi mathvariant="italic">ij</mi>
          </msub>
        </mrow>
      </mrow>
      <msub>
        <mi>J</mi>
        <mi>j</mi>
      </msub>
      <mrow>
        <mspace width="2em"/>
        <mo stretchy="false">+</mo>
        <mspace width="2em"/>
      </mrow>
      <mrow>
        <munder>
          <mo stretchy="false">∑</mo>
          <mrow>
            <mi>j</mi>
            <mo stretchy="false">=</mo>
            <mn>1,2,3</mn>
          </mrow>
        </munder>
        <mspace width="0.5em"/>
      </mrow>
      <mrow>
        <munder>
          <mo stretchy="false">∑</mo>
          <mrow>
            <mrow>
              <mi>k</mi>
              <mo stretchy="false">=</mo>
              <mn>1,.</mn>
            </mrow>
            <mn>..</mn>
            <mi>,</mi>
            <mn>6</mn>
          </mrow>
        </munder>
        <msub>
          <mi mathvariant="normal">π</mi>
          <mi mathvariant="italic">ijk</mi>
        </msub>
      </mrow>
      <msub>
        <mi>J</mi>
        <mi>i</mi>
      </msub>
      <msub>
        <mi mathvariant="normal">ϕ</mi>
        <mi>k</mi>
      </msub>
    </mrow>
    <annotation encoding="StarMath 5.0">E_i ~ = sum from{j=1,2,3} %rho_{ij} J_j ~+~ sum from {j=1,2,3}` sum from {k=1,...,6} %pi_{ijk}J_i %phi_k</annotation>
  </semantics>
</math>
</file>

<file path=Object 6/content.xml><?xml version="1.0" encoding="utf-8"?>
<math xmlns="http://www.w3.org/1998/Math/MathML" display="block">
  <semantics>
    <mrow>
      <mrow>
        <mfrac>
          <mi>Q</mi>
          <mi>A</mi>
        </mfrac>
        <mo stretchy="false">=</mo>
        <mi>ϵ</mi>
      </mrow>
      <mi>E</mi>
    </mrow>
    <annotation encoding="StarMath 5.0">Q over A = %epsilon E</annotation>
  </semantics>
</math>
</file>

<file path=Object 7/content.xml><?xml version="1.0" encoding="utf-8"?>
<math xmlns="http://www.w3.org/1998/Math/MathML" display="block">
  <semantics>
    <mrow>
      <mrow>
        <mi>C</mi>
        <mo stretchy="false">=</mo>
        <mfrac>
          <mi>Q</mi>
          <mi>V</mi>
        </mfrac>
        <mo stretchy="false">=</mo>
        <mi>ϵ</mi>
      </mrow>
      <mfrac>
        <mi>A</mi>
        <mi>l</mi>
      </mfrac>
    </mrow>
    <annotation encoding="StarMath 5.0">C=Q over V = %epsilon A over l</annotation>
  </semantics>
</math>
</file>

<file path=Object 8/content.xml><?xml version="1.0" encoding="utf-8"?>
<math xmlns="http://www.w3.org/1998/Math/MathML" display="block">
  <semantics>
    <mrow>
      <mrow>
        <mfrac>
          <mi>Q</mi>
          <mi>A</mi>
        </mfrac>
        <mo stretchy="false">=</mo>
        <mi mathvariant="normal">ϵ</mi>
      </mrow>
      <mrow>
        <mi>E</mi>
        <mo stretchy="false">+</mo>
        <msub>
          <mi>d</mi>
          <mi>p</mi>
        </msub>
      </mrow>
      <mi mathvariant="normal">ϕ</mi>
    </mrow>
    <annotation encoding="StarMath 5.0">Q over A = %epsilon E + d_p %phi</annotation>
  </semantics>
</math>
</file>

<file path=Object 9/content.xml><?xml version="1.0" encoding="utf-8"?>
<math xmlns="http://www.w3.org/1998/Math/MathML" display="block">
  <semantics>
    <mrow>
      <mrow>
        <mfrac>
          <mrow>
            <mi mathvariant="normal">Δ</mi>
            <mi>l</mi>
          </mrow>
          <mi>l</mi>
        </mfrac>
        <mo stretchy="false">=</mo>
        <mrow>
          <mfrac>
            <mi mathvariant="normal">ϕ</mi>
            <mi>Y</mi>
          </mfrac>
          <mo stretchy="false">−</mo>
          <msub>
            <mi>d</mi>
            <mi>p</mi>
          </msub>
        </mrow>
      </mrow>
      <mi>E</mi>
    </mrow>
    <annotation encoding="StarMath 5.0">{%DELTA l} over l = %phi over Y  - d_p E</annotation>
  </semantics>
</math>
</file>